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1d41a" fo:border="0.74pt solid #000000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4"/>
        <table:table-column table:style-name="co2" table:number-columns-repeated="6" table:default-cell-style-name="ce6"/>
        <table:table-column table:style-name="co2" table:number-columns-repeated="16371" table:default-cell-style-name="Default"/>
        <table:table-row table:style-name="ro1">
          <table:table-cell table:style-name="ce1" office:value-type="string" calcext:value-type="string">
            <text:p>Pathway</text:p>
          </table:table-cell>
          <table:table-cell table:style-name="ce3" office:value-type="string" calcext:value-type="string">
            <text:p>TP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5" office:value-type="string" calcext:value-type="string">
            <text:p>TP_g</text:p>
          </table:table-cell>
          <table:table-cell table:style-name="ce5" office:value-type="string" calcext:value-type="string">
            <text:p>FP_g</text:p>
          </table:table-cell>
          <table:table-cell table:style-name="ce5" office:value-type="string" calcext:value-type="string">
            <text:p>FN_g</text:p>
          </table:table-cell>
          <table:table-cell table:style-name="ce5" office:value-type="string" calcext:value-type="string">
            <text:p>Precision_g</text:p>
          </table:table-cell>
          <table:table-cell table:style-name="ce5" office:value-type="string" calcext:value-type="string">
            <text:p>Recall_g</text:p>
          </table:table-cell>
          <table:table-cell table:style-name="ce5" office:value-type="string" calcext:value-type="string">
            <text:p>F1_g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'Citric-acid-cycle-(TCA-cycle)'</text:p>
          </table:table-cell>
          <table:table-cell office:value-type="float" office:value="16" calcext:value-type="float">
            <text:p>16</text:p>
          </table:table-cell>
          <table:table-cell office:value-type="float" office:value="4108" calcext:value-type="float">
            <text:p>4108</text:p>
          </table:table-cell>
          <table:table-cell office:value-type="float" office:value="138" calcext:value-type="float">
            <text:p>138</text:p>
          </table:table-cell>
          <table:table-cell office:value-type="float" office:value="0.00387972841901067" calcext:value-type="float">
            <text:p>0.00387972841901067</text:p>
          </table:table-cell>
          <table:table-cell office:value-type="float" office:value="0.103896103896104" calcext:value-type="float">
            <text:p>0.103896103896104</text:p>
          </table:table-cell>
          <table:table-cell office:value-type="float" office:value="0.00748013090229079" calcext:value-type="float">
            <text:p>0.00748013090229079</text:p>
          </table:table-cell>
          <table:table-cell office:value-type="float" office:value="16" calcext:value-type="float">
            <text:p>16</text:p>
          </table:table-cell>
          <table:table-cell office:value-type="float" office:value="44661" calcext:value-type="float">
            <text:p>44661</text:p>
          </table:table-cell>
          <table:table-cell office:value-type="float" office:value="138" calcext:value-type="float">
            <text:p>138</text:p>
          </table:table-cell>
          <table:table-cell office:value-type="float" office:value="0.000358126105154778" calcext:value-type="float">
            <text:p>0.000358126105154778</text:p>
          </table:table-cell>
          <table:table-cell office:value-type="float" office:value="0.103896103896104" calcext:value-type="float">
            <text:p>0.103896103896104</text:p>
          </table:table-cell>
          <table:table-cell office:value-type="float" office:value="0.000713791795855547" calcext:value-type="float">
            <text:p>0.00071379179585554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REB-phosphorylation</text:p>
          </table:table-cell>
          <table:table-cell office:value-type="float" office:value="18" calcext:value-type="float">
            <text:p>18</text:p>
          </table:table-cell>
          <table:table-cell office:value-type="float" office:value="1955" calcext:value-type="float">
            <text:p>1955</text:p>
          </table:table-cell>
          <table:table-cell office:value-type="float" office:value="2" calcext:value-type="float">
            <text:p>2</text:p>
          </table:table-cell>
          <table:table-cell office:value-type="float" office:value="0.00912316269640142" calcext:value-type="float">
            <text:p>0.00912316269640142</text:p>
          </table:table-cell>
          <table:table-cell office:value-type="float" office:value="0.9" calcext:value-type="float">
            <text:p>0.9</text:p>
          </table:table-cell>
          <table:table-cell office:value-type="float" office:value="0.0180632212744606" calcext:value-type="float">
            <text:p>0.0180632212744606</text:p>
          </table:table-cell>
          <table:table-cell office:value-type="float" office:value="18" calcext:value-type="float">
            <text:p>18</text:p>
          </table:table-cell>
          <table:table-cell office:value-type="float" office:value="6525" calcext:value-type="float">
            <text:p>6525</text:p>
          </table:table-cell>
          <table:table-cell office:value-type="float" office:value="2" calcext:value-type="float">
            <text:p>2</text:p>
          </table:table-cell>
          <table:table-cell office:value-type="float" office:value="0.00275103163686382" calcext:value-type="float">
            <text:p>0.00275103163686382</text:p>
          </table:table-cell>
          <table:table-cell office:value-type="float" office:value="0.9" calcext:value-type="float">
            <text:p>0.9</text:p>
          </table:table-cell>
          <table:table-cell office:value-type="float" office:value="0.0054852963583727" calcext:value-type="float">
            <text:p>0.00548529635837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ERKs-are-inactivated</text:p>
          </table:table-cell>
          <table:table-cell office:value-type="float" office:value="65" calcext:value-type="float">
            <text:p>65</text:p>
          </table:table-cell>
          <table:table-cell office:value-type="float" office:value="4470" calcext:value-type="float">
            <text:p>4470</text:p>
          </table:table-cell>
          <table:table-cell office:value-type="float" office:value="36" calcext:value-type="float">
            <text:p>36</text:p>
          </table:table-cell>
          <table:table-cell office:value-type="float" office:value="0.0143329658213892" calcext:value-type="float">
            <text:p>0.0143329658213892</text:p>
          </table:table-cell>
          <table:table-cell office:value-type="float" office:value="0.643564356435644" calcext:value-type="float">
            <text:p>0.643564356435644</text:p>
          </table:table-cell>
          <table:table-cell office:value-type="float" office:value="0.0280414150129422" calcext:value-type="float">
            <text:p>0.0280414150129422</text:p>
          </table:table-cell>
          <table:table-cell office:value-type="float" office:value="44" calcext:value-type="float">
            <text:p>44</text:p>
          </table:table-cell>
          <table:table-cell office:value-type="float" office:value="2952" calcext:value-type="float">
            <text:p>2952</text:p>
          </table:table-cell>
          <table:table-cell office:value-type="float" office:value="46" calcext:value-type="float">
            <text:p>46</text:p>
          </table:table-cell>
          <table:table-cell office:value-type="float" office:value="0.0146862483311081" calcext:value-type="float">
            <text:p>0.0146862483311081</text:p>
          </table:table-cell>
          <table:table-cell office:value-type="float" office:value="0.488888888888889" calcext:value-type="float">
            <text:p>0.488888888888889</text:p>
          </table:table-cell>
          <table:table-cell office:value-type="float" office:value="0.0285158781594297" calcext:value-type="float">
            <text:p>0.02851587815942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'Glycolysis-kBase-(kBase.sif mitad de kbSif)'</text:p>
          </table:table-cell>
          <table:table-cell office:value-type="float" office:value="13" calcext:value-type="float">
            <text:p>13</text:p>
          </table:table-cell>
          <table:table-cell office:value-type="float" office:value="6611" calcext:value-type="float">
            <text:p>6611</text:p>
          </table:table-cell>
          <table:table-cell office:value-type="float" office:value="189" calcext:value-type="float">
            <text:p>189</text:p>
          </table:table-cell>
          <table:table-cell office:value-type="float" office:value="0.00196256038647343" calcext:value-type="float">
            <text:p>0.00196256038647343</text:p>
          </table:table-cell>
          <table:table-cell office:value-type="float" office:value="0.0643564356435644" calcext:value-type="float">
            <text:p>0.0643564356435644</text:p>
          </table:table-cell>
          <table:table-cell office:value-type="float" office:value="0.00380896571930853" calcext:value-type="float">
            <text:p>0.00380896571930853</text:p>
          </table:table-cell>
          <table:table-cell office:value-type="float" office:value="13" calcext:value-type="float">
            <text:p>13</text:p>
          </table:table-cell>
          <table:table-cell office:value-type="float" office:value="35520" calcext:value-type="float">
            <text:p>35520</text:p>
          </table:table-cell>
          <table:table-cell office:value-type="float" office:value="189" calcext:value-type="float">
            <text:p>189</text:p>
          </table:table-cell>
          <table:table-cell office:value-type="float" office:value="0.000365857090591844" calcext:value-type="float">
            <text:p>0.000365857090591844</text:p>
          </table:table-cell>
          <table:table-cell office:value-type="float" office:value="0.0643564356435644" calcext:value-type="float">
            <text:p>0.0643564356435644</text:p>
          </table:table-cell>
          <table:table-cell office:value-type="float" office:value="0.000727578004757241" calcext:value-type="float">
            <text:p>0.00072757800475724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'HDACs-deacetylate-histones-(pasa-pero-hay-dudas)'</text:p>
          </table:table-cell>
          <table:table-cell office:value-type="float" office:value="108" calcext:value-type="float">
            <text:p>108</text:p>
          </table:table-cell>
          <table:table-cell office:value-type="float" office:value="4162" calcext:value-type="float">
            <text:p>4162</text:p>
          </table:table-cell>
          <table:table-cell office:value-type="float" office:value="4009" calcext:value-type="float">
            <text:p>4009</text:p>
          </table:table-cell>
          <table:table-cell office:value-type="float" office:value="0.0252927400468384" calcext:value-type="float">
            <text:p>0.0252927400468384</text:p>
          </table:table-cell>
          <table:table-cell office:value-type="float" office:value="0.0262326937090114" calcext:value-type="float">
            <text:p>0.0262326937090114</text:p>
          </table:table-cell>
          <table:table-cell office:value-type="float" office:value="0.0257541433170383" calcext:value-type="float">
            <text:p>0.0257541433170383</text:p>
          </table:table-cell>
          <table:table-cell office:value-type="float" office:value="108" calcext:value-type="float">
            <text:p>108</text:p>
          </table:table-cell>
          <table:table-cell office:value-type="float" office:value="11445" calcext:value-type="float">
            <text:p>11445</text:p>
          </table:table-cell>
          <table:table-cell office:value-type="float" office:value="4009" calcext:value-type="float">
            <text:p>4009</text:p>
          </table:table-cell>
          <table:table-cell office:value-type="float" office:value="0.00934822124123604" calcext:value-type="float">
            <text:p>0.00934822124123604</text:p>
          </table:table-cell>
          <table:table-cell office:value-type="float" office:value="0.0262326937090114" calcext:value-type="float">
            <text:p>0.0262326937090114</text:p>
          </table:table-cell>
          <table:table-cell office:value-type="float" office:value="0.013784301212508" calcext:value-type="float">
            <text:p>0.01378430121250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'IFNG-signaling-activates-MAPKs-(kBase.sif mitad de kbSif)'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'Interferon-alpha-beta-signaling-(failing)'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'Interleukin-2-signaling-(failing)'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tochondrial-fatty-acid-beta-oxida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egative-regulation-of-FGFR1-signal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egative-regulation-of-MAP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FE2L2-regulates-pentose-phosphate-pathway-gen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'Paradoxical-activation-of-RAF-signaling-by-kinase-inactive-BRAF-(failing)'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'Pentose-phosphate-cycle-(Pentose-phosphate-cycle)'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gulation-of-NFE2L2-gene-express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gulation_of_telomera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RS-CoV-1-activates-modulates-innate-immune-respons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RS-CoV-1-modulates-host-translation-machiner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RS-COV-2-ATTACHMENT-ENTR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RS-COV-2-AUTOPHAG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RS-COV-2-Maturation-of-spike-prote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RS-COV-2-modulates-host-transla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RS-COV-2-Translation-of-Replicase-and-Assembly-of-the-Replication-Transcription-Comple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lenocysteine-synthes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'Signaling-downstream-of-RAS-mutants-(failing)'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ignalling-to-RA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pry-regulation-of-FGF-signal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uperpathway-of-D-myo-inositol-1-4-5-trisphosphate-metabolism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'TRAF3-dependent-IRF-activation-pathway-(failing)'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rans-Golgi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 style:data-style-name="N2" text:time-value="21:03:42.35051563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20:59:18.948164088</meta:creation-date>
    <dc:date>2025-12-05T21:57:12.797990362</dc:date>
    <meta:editing-duration>PT57M14S</meta:editing-duration>
    <meta:editing-cycles>12</meta:editing-cycles>
    <meta:generator>LibreOffice/24.2.7.2$Linux_X86_64 LibreOffice_project/420$Build-2</meta:generator>
    <meta:document-statistic meta:table-count="1" meta:cell-count="103" meta:object-count="0"/>
  </office:meta>
</office:document-meta>
</file>